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ans-serif"/>
    <style:font-face style:name="Courier New" svg:font-family="'Courier New'"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fo:font-size="16pt" fo:font-weight="bold" officeooo:rsid="001b7fc6" officeooo:paragraph-rsid="001b7fc6" style:font-size-asian="16pt" style:font-weight-asian="bold" style:font-size-complex="16pt" style:font-weight-complex="bold"/>
    </style:style>
    <style:style style:name="P4" style:family="paragraph" style:parent-style-name="Standard">
      <style:text-properties officeooo:rsid="0013b9c6" officeooo:paragraph-rsid="000ecdc1"/>
    </style:style>
    <style:style style:name="P5" style:family="paragraph" style:parent-style-name="Standard">
      <style:text-properties officeooo:rsid="00208fb4" officeooo:paragraph-rsid="00208fb4"/>
    </style:style>
    <style:style style:name="P6" style:family="paragraph" style:parent-style-name="Standard">
      <style:text-properties officeooo:rsid="0020f5d8" officeooo:paragraph-rsid="0020f5d8"/>
    </style:style>
    <style:style style:name="P7" style:family="paragraph" style:parent-style-name="Standard">
      <style:text-properties officeooo:rsid="0020f5d8" officeooo:paragraph-rsid="00229074"/>
    </style:style>
    <style:style style:name="P8" style:family="paragraph" style:parent-style-name="Standard">
      <style:text-properties officeooo:rsid="0020f5d8" officeooo:paragraph-rsid="00276bef"/>
    </style:style>
    <style:style style:name="P9" style:family="paragraph" style:parent-style-name="Standard">
      <style:text-properties officeooo:rsid="0020f5d8" officeooo:paragraph-rsid="00280349"/>
    </style:style>
    <style:style style:name="P10" style:family="paragraph" style:parent-style-name="Standard">
      <style:text-properties officeooo:rsid="00229074" officeooo:paragraph-rsid="00229074"/>
    </style:style>
    <style:style style:name="P11" style:family="paragraph" style:parent-style-name="Standard">
      <style:text-properties officeooo:rsid="00229074" officeooo:paragraph-rsid="00276bef"/>
    </style:style>
    <style:style style:name="P12" style:family="paragraph" style:parent-style-name="Standard">
      <style:text-properties style:use-window-font-color="true" officeooo:rsid="00229074" officeooo:paragraph-rsid="00229074"/>
    </style:style>
    <style:style style:name="P13" style:family="paragraph" style:parent-style-name="Standard">
      <style:text-properties style:use-window-font-color="true" officeooo:rsid="00229074" officeooo:paragraph-rsid="00276bef"/>
    </style:style>
    <style:style style:name="P14" style:family="paragraph" style:parent-style-name="Standard">
      <style:text-properties style:use-window-font-color="true" style:font-name="Courier New" fo:font-size="10pt" fo:font-weight="normal" officeooo:paragraph-rsid="00229074" style:font-size-asian="10pt" style:font-weight-asian="normal"/>
    </style:style>
    <style:style style:name="P15" style:family="paragraph" style:parent-style-name="Standard">
      <style:text-properties style:use-window-font-color="true" style:font-name="Courier New" fo:font-size="10pt" fo:font-weight="normal" officeooo:rsid="00229074" officeooo:paragraph-rsid="00229074" style:font-size-asian="10pt" style:font-weight-asian="normal"/>
    </style:style>
    <style:style style:name="P16" style:family="paragraph" style:parent-style-name="Standard">
      <style:text-properties style:use-window-font-color="true" officeooo:rsid="0020f5d8" officeooo:paragraph-rsid="00229074"/>
    </style:style>
    <style:style style:name="P17" style:family="paragraph" style:parent-style-name="Standard">
      <style:text-properties style:use-window-font-color="true" officeooo:rsid="00276bef" officeooo:paragraph-rsid="00276bef"/>
    </style:style>
    <style:style style:name="P18" style:family="paragraph" style:parent-style-name="Standard">
      <style:text-properties style:use-window-font-color="true" fo:font-weight="bold" officeooo:rsid="00276bef" officeooo:paragraph-rsid="00276bef" style:font-weight-asian="bold" style:font-weight-complex="bold"/>
    </style:style>
    <style:style style:name="P19" style:family="paragraph" style:parent-style-name="Standard">
      <style:text-properties style:use-window-font-color="true" officeooo:rsid="00280349" officeooo:paragraph-rsid="00280349"/>
    </style:style>
    <style:style style:name="P20" style:family="paragraph" style:parent-style-name="Standard">
      <style:text-properties style:use-window-font-color="true" officeooo:rsid="00280349" officeooo:paragraph-rsid="002a81b5"/>
    </style:style>
    <style:style style:name="P21" style:family="paragraph" style:parent-style-name="Standard">
      <style:text-properties style:use-window-font-color="true" officeooo:rsid="002b6d65" officeooo:paragraph-rsid="002b6d65"/>
    </style:style>
    <style:style style:name="P22" style:family="paragraph" style:parent-style-name="Standard">
      <style:text-properties officeooo:rsid="001d2f71"/>
    </style:style>
    <style:style style:name="P23" style:family="paragraph" style:parent-style-name="Standard">
      <style:text-properties officeooo:rsid="00276bef" officeooo:paragraph-rsid="00276bef"/>
    </style:style>
    <style:style style:name="P24" style:family="paragraph" style:parent-style-name="Standard">
      <style:text-properties fo:font-weight="bold" officeooo:rsid="00276bef" officeooo:paragraph-rsid="00276bef" style:font-weight-asian="bold" style:font-weight-complex="bold"/>
    </style:style>
    <style:style style:name="P25" style:family="paragraph" style:parent-style-name="Standard">
      <style:paragraph-properties fo:margin-left="1.251cm" fo:margin-right="0cm" fo:text-indent="0cm" style:auto-text-indent="false"/>
      <style:text-properties officeooo:rsid="0020f5d8" officeooo:paragraph-rsid="0020f5d8"/>
    </style:style>
    <style:style style:name="P26" style:family="paragraph" style:parent-style-name="Preformatted_20_Text">
      <style:text-properties officeooo:rsid="000ecdc1" officeooo:paragraph-rsid="001d2f71"/>
    </style:style>
    <style:style style:name="P27" style:family="paragraph" style:parent-style-name="Preformatted_20_Text">
      <style:text-properties style:use-window-font-color="true" officeooo:rsid="00229074" officeooo:paragraph-rsid="002a4bf9"/>
    </style:style>
    <style:style style:name="P28" style:family="paragraph" style:parent-style-name="Preformatted_20_Text">
      <style:text-properties officeooo:paragraph-rsid="002a4bf9"/>
    </style:style>
    <style:style style:name="P29" style:family="paragraph" style:parent-style-name="Preformatted_20_Text">
      <style:text-properties officeooo:paragraph-rsid="002a81b5"/>
    </style:style>
    <style:style style:name="P30" style:family="paragraph" style:parent-style-name="Preformatted_20_Text">
      <style:text-properties style:font-name="Verdana" officeooo:paragraph-rsid="002a81b5"/>
    </style:style>
    <style:style style:name="P31" style:family="paragraph" style:parent-style-name="Standard">
      <style:paragraph-properties fo:break-before="page"/>
      <style:text-properties style:use-window-font-color="true" officeooo:rsid="0020f5d8" officeooo:paragraph-rsid="00229074"/>
    </style:style>
    <style:style style:name="P32" style:family="paragraph" style:parent-style-name="Standard">
      <style:paragraph-properties fo:break-before="page"/>
      <style:text-properties officeooo:rsid="00208fb4" officeooo:paragraph-rsid="00208fb4"/>
    </style:style>
    <style:style style:name="P33" style:family="paragraph" style:parent-style-name="Standard">
      <style:text-properties fo:font-weight="bold" officeooo:rsid="00276bef" officeooo:paragraph-rsid="00276bef" style:font-weight-asian="bold" style:font-weight-complex="bold"/>
    </style:style>
    <style:style style:name="P34" style:family="paragraph" style:parent-style-name="Standard">
      <style:text-properties style:use-window-font-color="true" officeooo:rsid="0020f5d8" officeooo:paragraph-rsid="00229074"/>
    </style:style>
    <style:style style:name="P35" style:family="paragraph" style:parent-style-name="Standard">
      <style:text-properties style:use-window-font-color="true" officeooo:rsid="0020f5d8" officeooo:paragraph-rsid="002bbee6"/>
    </style:style>
    <style:style style:name="P36" style:family="paragraph" style:parent-style-name="Standard">
      <style:text-properties style:use-window-font-color="true" officeooo:rsid="002bbee6" officeooo:paragraph-rsid="002bbee6"/>
    </style:style>
    <style:style style:name="P37" style:family="paragraph" style:parent-style-name="Standard">
      <style:text-properties style:use-window-font-color="true" fo:font-weight="bold" officeooo:rsid="002bbee6" officeooo:paragraph-rsid="002bbee6" style:font-weight-asian="bold" style:font-weight-complex="bold"/>
    </style:style>
    <style:style style:name="P38" style:family="paragraph" style:parent-style-name="Contents_20_5">
      <style:paragraph-properties>
        <style:tab-stops>
          <style:tab-stop style:position="15.406cm" style:type="right" style:leader-style="dotted" style:leader-text="."/>
        </style:tab-stops>
      </style:paragraph-properties>
    </style:style>
    <style:style style:name="P39" style:family="paragraph" style:parent-style-name="Heading_20_5">
      <style:text-properties officeooo:rsid="001d2f71"/>
    </style:style>
    <style:style style:name="P40" style:family="paragraph" style:parent-style-name="Heading_20_5">
      <style:text-properties officeooo:rsid="0011b245"/>
    </style:style>
    <style:style style:name="P41" style:family="paragraph" style:parent-style-name="Heading_20_5">
      <style:text-properties officeooo:paragraph-rsid="0020f5d8"/>
    </style:style>
    <style:style style:name="P42" style:family="paragraph" style:parent-style-name="Heading_20_5">
      <style:text-properties officeooo:paragraph-rsid="00229074"/>
    </style:style>
    <style:style style:name="P43" style:family="paragraph" style:parent-style-name="Heading_20_5">
      <style:text-properties officeooo:paragraph-rsid="00280349"/>
    </style:style>
    <style:style style:name="P44" style:family="paragraph" style:parent-style-name="Heading_20_5">
      <style:text-properties officeooo:paragraph-rsid="00276bef"/>
    </style:style>
    <style:style style:name="P45" style:family="paragraph" style:parent-style-name="Heading_20_5">
      <style:text-properties officeooo:paragraph-rsid="002bbee6"/>
    </style:style>
    <style:style style:name="P46" style:family="paragraph" style:parent-style-name="Preformatted_20_Text">
      <style:text-properties style:font-name="Verdana" officeooo:paragraph-rsid="002a81b5"/>
    </style:style>
    <style:style style:name="T1" style:family="text">
      <style:text-properties officeooo:rsid="0025f5f7"/>
    </style:style>
    <style:style style:name="T2" style:family="text">
      <style:text-properties officeooo:rsid="001c0dfe"/>
    </style:style>
    <style:style style:name="T3" style:family="text">
      <style:text-properties officeooo:rsid="001ec7fa"/>
    </style:style>
    <style:style style:name="T4" style:family="text">
      <style:text-properties officeooo:rsid="0020f5d8"/>
    </style:style>
    <style:style style:name="T5" style:family="text">
      <style:text-properties officeooo:rsid="00229074"/>
    </style:style>
    <style:style style:name="T6" style:family="text">
      <style:text-properties officeooo:rsid="00276bef"/>
    </style:style>
    <style:style style:name="T7" style:family="text">
      <style:text-properties officeooo:rsid="00280349"/>
    </style:style>
    <style:style style:name="T8" style:family="text">
      <style:text-properties officeooo:rsid="002a4bf9"/>
    </style:style>
    <style:style style:name="T9" style:family="text">
      <style:text-properties style:font-name="Verdana"/>
    </style:style>
    <style:style style:name="T10" style:family="text">
      <style:text-properties officeooo:rsid="002b7e5a"/>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2bbee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olden<text:span text:style-name="T2">G</text:span>ate</text:p>
      <text:p text:style-name="P2"/>
      <text:h text:style-name="P39" text:outline-level="5"><text:bookmark-start text:name="__RefHeading__410_193279013"/>GoldenGate terminology?<text:bookmark-end text:name="__RefHeading__410_193279013"/></text:h>
      <text:p text:style-name="P2"/>
      <text:p text:style-name="P22"><text:span text:style-name="T11">Extract</text:span><text:tab/>A process that extracts data from a database into a trail file </text:p>
      <text:p text:style-name="P22"><text:span text:style-name="T11">Pump</text:span><text:tab/><text:tab/>A type of extract process configured to pump the trail files to a remote host. </text:p>
      <text:p text:style-name="P22"><text:span text:style-name="T11">Replicat</text:span><text:tab/>A process that applies data from the trail files to the <text:span text:style-name="T10">destination </text:span>database. </text:p>
      <text:p text:style-name="P22"><text:span text:style-name="T11">Manager</text:span><text:tab/>A process that governs any extract or replicat processes in the configuration</text:p>
      <text:p text:style-name="P26"/>
      <text:h text:style-name="P40" text:outline-level="5"><text:bookmark-start text:name="__RefHeading__412_193279013"/><text:span text:style-name="T3">GoldenGate architecture</text:span>?<text:bookmark-end text:name="__RefHeading__412_193279013"/></text:h>
      <text:p text:style-name="P2"/>
      <text:p text:style-name="Standard">Source </text:p>
      <text:p text:style-name="Standard"><text:tab/>MGR process: <text:span text:style-name="T3">A</text:span>utostarts other processes and passes environment variables etc. </text:p>
      <text:p text:style-name="Standard"><text:tab/>EXTRACT process: <text:span text:style-name="T3">R</text:span>eads redo logs and writes to local trail files </text:p>
      <text:p text:style-name="Standard"><text:tab/>PUMP process: <text:span text:style-name="T3">R</text:span>eads local trail files and writes to remote trail files </text:p>
      <text:p text:style-name="Standard"/>
      <text:p text:style-name="Standard">Target </text:p>
      <text:p text:style-name="Standard"><text:tab/>MGR process: <text:span text:style-name="T3">A</text:span>utostarts other processes and passes environment variables etc. </text:p>
      <text:p text:style-name="Standard"><text:tab/>REPLICAT process: <text:span text:style-name="T3">R</text:span>eads local trail files and writes to database </text:p>
      <text:p text:style-name="Standard"/>
      <text:p text:style-name="Standard">It's possible for both source and target to exist on one server, in which case there may be one shared trail filesystem and no pump process. </text:p>
      <text:p text:style-name="P4"/>
      <text:h text:style-name="Heading_20_5" text:outline-level="5"><text:bookmark-start text:name="__RefHeading__414_193279013"/>What is the basic workflow in GoldenGate?<text:bookmark-end text:name="__RefHeading__414_193279013"/></text:h>
      <text:p text:style-name="P5"/>
      <text:p text:style-name="P5">1. Application schema changes are captured by the Extract process using the redo logs and if necessary the archive logs. The GGEXTRACT database user is used to query various system views and must also be able to select from any tables in the replication configuration. </text:p>
      <text:p text:style-name="P5"/>
      <text:p text:style-name="P5">2. Extract writes the changes to the trail files. </text:p>
      <text:p text:style-name="P5"/>
      <text:p text:style-name="P5">3. The Pump process tracks any changes to the files and copies the deltas over to the remote trail file destination </text:p>
      <text:p text:style-name="P5"/>
      <text:p text:style-name="P5">4. The Replicat process monitors the incoming trail data and applies any changes to the source schema via the GGREPLICAT database user, which needs full privileges on the target tables </text:p>
      <text:p text:style-name="P5"/>
      <text:p text:style-name="P5">The manager process is used to autostart any processes configured under it and also passes </text:p>
      <text:p text:style-name="P5">down various environment variables and other configuration parameters to the child processes.</text:p>
      <text:p text:style-name="P5"/>
      <text:p text:style-name="P32"/>
      <text:p text:style-name="Preformatted_20_Text"><text:span text:style-name="T4">Workflow</text:span> Overview </text:p>
      <text:p text:style-name="Preformatted_20_Text">~~~~~~~~~~~~~~~~~ </text:p>
      <text:p text:style-name="Preformatted_20_Text"><text:s/></text:p>
      <text:p text:style-name="Preformatted_20_Text"><text:s/>App Schema <text:s text:c="10"/>App Schema </text:p>
      <text:p text:style-name="Preformatted_20_Text"><text:s text:c="6"/>| <text:s text:c="19"/>^ </text:p>
      <text:p text:style-name="Preformatted_20_Text"><text:s text:c="6"/>V <text:s text:c="19"/>| </text:p>
      <text:p text:style-name="Preformatted_20_Text"><text:s text:c="2"/>Redo Logs <text:s text:c="15"/>| </text:p>
      <text:p text:style-name="Preformatted_20_Text"><text:s text:c="6"/>| <text:s text:c="19"/>| </text:p>
      <text:p text:style-name="Preformatted_20_Text"><text:s text:c="6"/>V <text:s text:c="19"/>| </text:p>
      <text:p text:style-name="Preformatted_20_Text"><text:s text:c="3"/>Extract <text:s text:c="12"/>Replicat </text:p>
      <text:p text:style-name="Preformatted_20_Text"><text:s text:c="6"/>| <text:s text:c="19"/>^ </text:p>
      <text:p text:style-name="Preformatted_20_Text"><text:s text:c="6"/>V <text:s text:c="19"/>| </text:p>
      <text:p text:style-name="Preformatted_20_Text"><text:s text:c="2"/>Trail Files <text:s text:c="7"/>Trail Files </text:p>
      <text:p text:style-name="Preformatted_20_Text"><text:s text:c="6"/>| <text:s text:c="19"/>^ </text:p>
      <text:p text:style-name="Preformatted_20_Text"><text:s text:c="6"/>V <text:s text:c="19"/>| </text:p>
      <text:p text:style-name="Preformatted_20_Text"><text:s text:c="4"/>Pump ------------------- </text:p>
      <text:p text:style-name="P6"/>
      <text:h text:style-name="Heading_20_5" text:outline-level="5"><text:bookmark-start text:name="__RefHeading__416_193279013"/>What is the command line utility for GoldenGate?<text:bookmark-end text:name="__RefHeading__416_193279013"/></text:h>
      <text:p text:style-name="P6"/>
      <text:p text:style-name="P6">ggsci</text:p>
      <text:p text:style-name="P6"/>
      <text:h text:style-name="Heading_20_5" text:outline-level="5"><text:bookmark-start text:name="__RefHeading__418_193279013"/>List some common commands for GGSCI?<text:bookmark-end text:name="__RefHeading__418_193279013"/></text:h>
      <text:p text:style-name="P6"/>
      <text:p text:style-name="Preformatted_20_Text"># Start ggsci</text:p>
      <text:p text:style-name="Preformatted_20_Text">cd $GG_HOME <text:s text:c="15"/>(the Goldengate software directory) </text:p>
      <text:p text:style-name="Preformatted_20_Text">./ggsci</text:p>
      <text:p text:style-name="P6"/>
      <text:p text:style-name="P6">Some commands</text:p>
      <text:p text:style-name="P6"/>
      <text:p text:style-name="P6">info all </text:p>
      <text:p text:style-name="P6"><text:tab/>Show basic process status including the manager process and last checkpoint </text:p>
      <text:p text:style-name="P6"/>
      <text:p text:style-name="P6">info * </text:p>
      <text:p text:style-name="P6"><text:tab/>Show more detailed status of all currently running extract or replicat processes. </text:p>
      <text:p text:style-name="P6"><text:tab/>Also shows checkpoint and log read information as well as the trail filesystem in use </text:p>
      <text:p text:style-name="P6"/>
      <text:p text:style-name="P6">info exttrail * </text:p>
      <text:p text:style-name="P6"><text:tab/>Show configuration of a trail filesystem on extract side only </text:p>
      <text:p text:style-name="P6"><text:tab/>(path, max file size, assigned extract process,current position) </text:p>
      <text:p text:style-name="P6"/>
      <text:p text:style-name="P6">start/stop &lt;process name&gt; </text:p>
      <text:p text:style-name="P6"><text:tab/>Start or stop an extract or replicat process. <text:s/>Can use * to start/stop all. </text:p>
      <text:p text:style-name="P6"/>
      <text:p text:style-name="P6">start/stop manager </text:p>
      <text:p text:style-name="P6"><text:tab/>Start or stop the manager process </text:p>
      <text:p text:style-name="P6"/>
      <text:h text:style-name="P41" text:outline-level="5"><text:bookmark-start text:name="__RefHeading__420_193279013"/>List some <text:span text:style-name="T4">GoldenGate directories</text:span>?<text:bookmark-end text:name="__RefHeading__420_193279013"/></text:h>
      <text:p text:style-name="P6"/>
      <text:p text:style-name="P6">All the relevant Goldengate-specific directories can be found in the software home ($GG_HOME): </text:p>
      <text:p text:style-name="P6"><text:s/></text:p>
      <text:p text:style-name="P6">dirchk </text:p>
      <text:p text:style-name="P25"><text:soft-page-break/>Checkpoint files used to maintain the current point in time for processing. On the replicat side this information is also stored in the checkpoint table GGREPLICAT.GGS_CHECKPOINT. </text:p>
      <text:p text:style-name="P6"><text:s/></text:p>
      <text:p text:style-name="P6">dirdef </text:p>
      <text:p text:style-name="P25">Definitions files that inform Goldengate about table structures. Used when source and target are not identical. </text:p>
      <text:p text:style-name="P6"/>
      <text:p text:style-name="P6">dirpcs </text:p>
      <text:p text:style-name="P25">Process status files that are maintained whilst a process is running. </text:p>
      <text:p text:style-name="P6"/>
      <text:p text:style-name="P6">dirprm </text:p>
      <text:p text:style-name="P25">Configuration files for each process that are refrenced on startup. </text:p>
      <text:p text:style-name="P6"/>
      <text:p text:style-name="P6">dirrpt </text:p>
      <text:p text:style-name="P25">Log files for each process. </text:p>
      <text:p text:style-name="P6"/>
      <text:p text:style-name="P6">dirtmp </text:p>
      <text:p text:style-name="P25">Temporary files. </text:p>
      <text:p text:style-name="P6"/>
      <text:p text:style-name="P6"/>
      <text:h text:style-name="P42" text:outline-level="5"><text:bookmark-start text:name="__RefHeading__422_193279013"/><text:span text:style-name="T5">How do you troupble shoot GoldenGate</text:span>?<text:bookmark-end text:name="__RefHeading__422_193279013"/></text:h>
      <text:p text:style-name="P7"/>
      <text:p text:style-name="P10">Check the log files</text:p>
      <text:p text:style-name="P12"/>
      <text:p text:style-name="P14">$GG_HOME/ggserr.log</text:p>
      <text:p text:style-name="P14">$GG_HOME/&lt;process_name&gt;*.rpt</text:p>
      <text:p text:style-name="P14"/>
      <text:p text:style-name="P14">e.g.:</text:p>
      <text:p text:style-name="P14">$GG_HOME/ELNWSL01*.rpt</text:p>
      <text:p text:style-name="P15">$GG_HOME/RLNWSGA1*.rpt</text:p>
      <text:p text:style-name="P16"/>
      <text:p text:style-name="P16"/>
      <text:h text:style-name="P43" text:outline-level="5"><text:bookmark-start text:name="__RefHeading___Toc458_1303060005"/><text:span text:style-name="T5">How do you start, stop and check the status in GoldenGate</text:span>?<text:bookmark-end text:name="__RefHeading___Toc458_1303060005"/></text:h>
      <text:p text:style-name="P9"/>
      <text:p text:style-name="P28">ggsci&gt; start <text:span text:style-name="T8">extract extr</text:span></text:p>
      <text:p text:style-name="P28">ggsci&gt; stop <text:span text:style-name="T8">extract extr</text:span></text:p>
      <text:p text:style-name="P27"/>
      <text:p text:style-name="Preformatted_20_Text">ggsci&gt; start replicat <text:span text:style-name="T8">rep</text:span></text:p>
      <text:p text:style-name="Preformatted_20_Text">ggsci&gt; stop replicat <text:span text:style-name="T8">rep</text:span></text:p>
      <text:p text:style-name="Preformatted_20_Text"/>
      <text:p text:style-name="P30">ggsci&gt; status extract extr_hr</text:p>
      <text:p text:style-name="P30">ggsci&gt; status replicat emp_rep <text:s text:c="20"/><text:span text:style-name="T7"># </text:span>Returns the state of a Replicat group</text:p>
      <text:p text:style-name="P30"/>
      <text:p text:style-name="P29">ggsci&gt; <text:span text:style-name="T7">lag</text:span> replicat <text:span text:style-name="T9">myrepl </text:span><text:s text:c="10"/><text:span text:style-name="T7"># </text:span>Returns information about Replicat lag.</text:p>
      <text:p text:style-name="P29">ggsci&gt; <text:span text:style-name="T7">lag</text:span> replicat *</text:p>
      <text:p text:style-name="P20"/>
      <text:p text:style-name="P19"/>
      <text:p text:style-name="P16"/>
      <text:p text:style-name="P31"/>
      <text:h text:style-name="P44" text:outline-level="5"><text:bookmark-start text:name="__RefHeading___Toc460_1303060005"/><text:span text:style-name="T6">What problems have you encountered with GoldenGate</text:span>?<text:bookmark-end text:name="__RefHeading___Toc460_1303060005"/></text:h>
      <text:p text:style-name="P8"/>
      <text:p text:style-name="P24">– The replicat process abended (failed) due to an error.</text:p>
      <text:p text:style-name="P11"/>
      <text:p text:style-name="P23">E.g. no data found</text:p>
      <text:p text:style-name="P23">This might occur when the data wasn’t provisioned correctly or when users made incorrect changes to the data.</text:p>
      <text:p text:style-name="P23"/>
      <text:p text:style-name="P23">Fix:</text:p>
      <text:p text:style-name="P23">Check the rows and copy the data across from the source DB. This may be done by the application team after you advised them what to do.</text:p>
      <text:p text:style-name="P23"/>
      <text:p text:style-name="P23"/>
      <text:p text:style-name="P24">– Lag between source and destination</text:p>
      <text:p text:style-name="P23"/>
      <text:p text:style-name="P23">This may be because of</text:p>
      <text:p text:style-name="P23">- A network issue</text:p>
      <text:p text:style-name="P23">- A large bulk transaction in the target database ( more likely )</text:p>
      <text:p text:style-name="P17">- The application team running a big update statement with a bad execution plan ( more likely )</text:p>
      <text:p text:style-name="P21">- At RBS we used a heartbeat table to monitor the lag.</text:p>
      <text:p text:style-name="P17"/>
      <text:p text:style-name="P17">Fix:</text:p>
      <text:p text:style-name="P17">Fix the problem (network, bad SQL statement).</text:p>
      <text:p text:style-name="P17">Wait for GG to catch up.</text:p>
      <text:p text:style-name="P17">If the catch up takes too long, stop GG, copy the tables from prod and restart GG.</text:p>
      <text:p text:style-name="P13"/>
      <text:p text:style-name="P16"/>
      <text:p text:style-name="P18">– Archvie logs missing.</text:p>
      <text:p text:style-name="P17"/>
      <text:p text:style-name="P17">Archive logs were deleted by prod DBA or housekeeping job (using rm commands).</text:p>
      <text:p text:style-name="P17"/>
      <text:p text:style-name="P17">Fix:</text:p>
      <text:p text:style-name="P17">Restore the archive logs.</text:p>
      <text:p text:style-name="P17"/>
      <text:h text:style-name="P45" text:outline-level="5"><text:bookmark-start text:name="__RefHeading___Toc462_1303060005"/><text:span text:style-name="T12">How do you troubleshoot a GoldenGate problem</text:span>?<text:bookmark-end text:name="__RefHeading___Toc462_1303060005"/></text:h>
      <text:p text:style-name="P35"/>
      <text:p text:style-name="P37">Lag</text:p>
      <text:p text:style-name="P36"/>
      <text:p text:style-name="P36">– Check the lag of all Extract processes</text:p>
      <text:p text:style-name="Preformatted_20_Text">ggsci&gt; info *</text:p>
      <text:p text:style-name="P16"/>
      <text:p text:style-name="P36">– Check the report to see what the problem is</text:p>
      <text:p text:style-name="Preformatted_20_Text">ggsci&gt; view report &lt;Extract process&gt;</text:p>
      <text:p text:style-name="P16"/>
      <text:p text:style-name="P36">– Check the archive logs</text:p>
      <text:p text:style-name="Preformatted_20_Text">$ rman target /</text:p>
      <text:p text:style-name="Preformatted_20_Text">RMAN&gt; list archive log all;</text:p>
      <text:p text:style-name="Preformatted_20_Text">RMAN&gt; list backup of archive log all;</text:p>
      <text:p text:style-name="P16"/>
      <text:p text:style-name="P16"/>
      <text:p text:style-name="P36"><text:soft-page-break/>Check with the Users. If it is a test team you may be able to skip missing archive logs.</text:p>
      <text:p text:style-name="P36">If now you need to restore them.</text:p>
      <text:p text:style-name="P36"/>
      <text:p text:style-name="P36">To skip archive logs and set the Extract to start again with the current log file:</text:p>
      <text:p text:style-name="P36"/>
      <text:p text:style-name="Preformatted_20_Text">ggsci&gt; alter extract &lt;Extract Name&gt; begin now</text:p>
      <text:p text:style-name="P36"/>
      <text:p text:style-name="P36">– Start/restart all processes</text:p>
      <text:p text:style-name="Preformatted_20_Text">ggsci&gt; start *</text:p>
      <text:p text:style-name="P36"/>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410_193279013" text:style-name="Index_20_Link" text:visited-style-name="Index_20_Link">1.GoldenGate terminology?<text:tab/>1</text:a></text:p>
          <text:p text:style-name="P38"><text:a xlink:type="simple" xlink:href="#__RefHeading__412_193279013" text:style-name="Index_20_Link" text:visited-style-name="Index_20_Link">2.GoldenGate architecture?<text:tab/>1</text:a></text:p>
          <text:p text:style-name="P38"><text:a xlink:type="simple" xlink:href="#__RefHeading__414_193279013" text:style-name="Index_20_Link" text:visited-style-name="Index_20_Link">3.What is the basic workflow in GoldenGate?<text:tab/>1</text:a></text:p>
          <text:p text:style-name="P38"><text:a xlink:type="simple" xlink:href="#__RefHeading__416_193279013" text:style-name="Index_20_Link" text:visited-style-name="Index_20_Link">4.What is the command line utility for GoldenGate?<text:tab/>2</text:a></text:p>
          <text:p text:style-name="P38"><text:a xlink:type="simple" xlink:href="#__RefHeading__418_193279013" text:style-name="Index_20_Link" text:visited-style-name="Index_20_Link">5.List some common commands for GGSCI?<text:tab/>2</text:a></text:p>
          <text:p text:style-name="P38"><text:a xlink:type="simple" xlink:href="#__RefHeading__420_193279013" text:style-name="Index_20_Link" text:visited-style-name="Index_20_Link">6.List some GoldenGate directories?<text:tab/>2</text:a></text:p>
          <text:p text:style-name="P38"><text:a xlink:type="simple" xlink:href="#__RefHeading__422_193279013" text:style-name="Index_20_Link" text:visited-style-name="Index_20_Link">7.How do you troupble shoot GoldenGate?<text:tab/>3</text:a></text:p>
          <text:p text:style-name="P38"><text:a xlink:type="simple" xlink:href="#__RefHeading___Toc458_1303060005" text:style-name="Index_20_Link" text:visited-style-name="Index_20_Link">8.How do you start, stop and check the status in GoldenGate?<text:tab/>3</text:a></text:p>
          <text:p text:style-name="P38"><text:a xlink:type="simple" xlink:href="#__RefHeading___Toc460_1303060005" text:style-name="Index_20_Link" text:visited-style-name="Index_20_Link">9.What problems have you encountered with GoldenGate?<text:tab/>4</text:a></text:p>
          <text:p text:style-name="P38"><text:a xlink:type="simple" xlink:href="#__RefHeading___Toc462_1303060005" text:style-name="Index_20_Link" text:visited-style-name="Index_20_Link">10.How do you troubleshoot a GoldenGate problem?<text:tab/>4</text:a></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ans-serif"/>
    <style:font-face style:name="Courier New" svg:font-family="'Courier New'"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5f5f7"/>
    </style:style>
    <style:page-layout style:name="Mpm1">
      <style:page-layout-properties fo:page-width="21.001cm" fo:page-height="29.7cm" style:num-format="1" style:print-orientation="portrait" fo:margin-top="1.6cm" fo:margin-bottom="1.6cm" fo:margin-left="1.799cm" fo:margin-right="1.7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GoldenGate ---<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do </meta:initial-creator>
    <meta:creation-date>2014-12-07T08:55:23.547408200</meta:creation-date>
    <dc:date>2017-05-14T09:15:15.933459846</dc:date>
    <meta:editing-duration>PT1H23M51S</meta:editing-duration>
    <meta:editing-cycles>31</meta:editing-cycles>
    <meta:generator>LibreOffice/5.2.6.2$Linux_X86_64 LibreOffice_project/20m0$Build-2</meta:generator>
    <meta:document-statistic meta:table-count="0" meta:image-count="0" meta:object-count="0" meta:page-count="6" meta:paragraph-count="137" meta:word-count="964" meta:character-count="6113" meta:non-whitespace-character-count="4910"/>
  </office:meta>
</office:document-meta>
</file>